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ato1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729" officeooo:paragraph-rsid="00016729"/>
    </style:style>
    <style:style style:name="P2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officeooo:rsid="00016729" officeooo:paragraph-rsid="00016729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0.5pt" fo:font-weight="normal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Consolas" fo:font-size="10pt" style:text-underline-style="none" fo:font-weight="normal" officeooo:rsid="00016729" officeooo:paragraph-rsid="00016729" fo:background-color="#fffff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style:line-height-at-least="0.198in"/>
      <style:text-properties fo:color="#000000" style:font-name="Consolas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style:line-height-at-least="0.198in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line-height-at-least="0.198in"/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Consolas" fo:font-size="10pt" fo:letter-spacing="normal" fo:font-style="normal" style:text-underline-style="none" fo:font-weight="normal" officeooo:rsid="00016729" officeooo:paragraph-rsid="00016729" fo:background-color="#fffff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Text_20_body">
      <style:text-properties officeooo:rsid="00016729" officeooo:paragraph-rsid="00016729"/>
    </style:style>
    <style:style style:name="P13" style:family="paragraph" style:parent-style-name="Heading_20_2">
      <style:text-properties fo:font-variant="normal" fo:text-transform="none" fo:color="#485768" style:font-name="Lato" fo:font-size="14pt" fo:letter-spacing="normal" fo:font-style="normal" style:text-underline-style="solid" style:text-underline-width="auto" style:text-underline-color="font-color" fo:font-weight="bold" officeooo:rsid="00016729" officeooo:paragraph-rsid="00016729" style:font-size-asian="14pt" style:font-weight-asian="bold" style:font-size-complex="14pt" style:font-weight-complex="bold"/>
    </style:style>
    <style:style style:name="T1" style:family="text">
      <style:text-properties fo:color="#383838" fo:background-color="#fffffe" loext:char-shading-value="0"/>
    </style:style>
    <style:style style:name="T2" style:family="text">
      <style:text-properties fo:font-variant="normal" fo:text-transform="none" fo:color="#549b9b" style:text-line-through-style="none" style:text-line-through-type="none" style:font-name="Lato1" fo:font-size="13.5pt" fo:letter-spacing="normal" fo:font-style="normal" style:text-underline-style="none" fo:font-weight="normal" style:text-blinking="false" fo:background-color="#ffffff" loext:char-shading-value="0" style:font-size-asian="14pt" style:font-weight-asian="bold" style:font-size-complex="14pt" style:font-weight-complex="bold" loext:padding="0in" loext:border="none"/>
    </style:style>
    <style:style style:name="T3" style:family="text">
      <style:text-properties fo:font-variant="normal" fo:text-transform="none" fo:color="#549b9b" style:text-line-through-style="none" style:text-line-through-type="none" style:font-name="Lato1" fo:font-size="13.5pt" fo:letter-spacing="normal" fo:font-style="normal" style:text-underline-style="none" fo:font-weight="normal" officeooo:rsid="00016729" style:text-blinking="false" fo:background-color="#ffffff" loext:char-shading-value="0" style:font-size-asian="14pt" style:font-weight-asian="bold" style:font-size-complex="14pt" style:font-weight-complex="bold" loext:padding="0in" loext:border="none"/>
    </style:style>
    <style:style style:name="T4" style:family="text">
      <style:text-properties fo:font-variant="normal" fo:text-transform="none" style:text-line-through-style="none" style:text-line-through-type="none" style:font-name="Lato1" fo:letter-spacing="normal" fo:font-style="normal" style:text-blinking="false" fo:background-color="#ffffff" loext:char-shading-value="0" loext:padding="0in" loext:border="none"/>
    </style:style>
    <style:style style:name="T5" style:family="text">
      <style:text-properties fo:font-variant="normal" fo:text-transform="none" style:text-line-through-style="none" style:text-line-through-type="none" style:font-name="Lato1" fo:letter-spacing="normal" fo:font-style="normal" officeooo:rsid="00016729" style:text-blinking="false" fo:background-color="#ffffff" loext:char-shading-value="0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Lato1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Lato1" fo:font-size="10pt" fo:letter-spacing="normal" fo:font-style="normal" style:text-underline-style="none" fo:font-weight="normal" style:text-blinking="false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Lato1" fo:font-size="10pt" fo:letter-spacing="normal" fo:font-style="normal" style:text-underline-style="none" fo:font-weight="normal" style:text-blinking="false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background-color="#fffffe" loext:char-shading-value="0"/>
    </style:style>
    <style:style style:name="T10" style:family="text">
      <style:text-properties style:font-name="Consolas" fo:background-color="#fffff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Query</text:p>
      <text:p text:style-name="P1"/>
      <text:h text:style-name="P13" text:outline-level="2">Learn How Script Tags and Document Ready Work</text:h>
      <text:p text:style-name="P10"><text:tab/>&lt;script&gt;</text:p>
      <text:p text:style-name="P4"><text:tab/>$(document).ready(function(){});</text:p>
      <text:p text:style-name="P6"><text:span text:style-name="T9"><text:tab/>&lt;/script&gt;</text:span></text:p>
      <text:p text:style-name="P3"><text:span text:style-name="T1"/></text:p>
      <text:p text:style-name="P12"><text:a xlink:type="simple" xlink:href="http://192.168.0.253:8000/learn/front-end-libraries/jquery/target-html-elements-with-selectors-using-jquery" text:style-name="Internet_20_link" text:visited-style-name="Visited_20_Internet_20_Link">Target HTML Elements with Selectors Using jQuery</text:a><text:span text:style-name="T6"> </text:span></text:p>
      <text:p text:style-name="P5"><text:span text:style-name="T4"><text:tab/>&lt;script&gt;</text:span></text:p>
      <text:p text:style-name="P4"><text:tab/>$(document).ready(function() {</text:p>
      <text:p text:style-name="P4"><text:tab/>$('button').addClass('animated bounce');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target-elements-by-class-using-jquery" text:style-name="Internet_20_link" text:visited-style-name="Visited_20_Internet_20_Link">Target Elements by Class Using jQuery</text:a><text:span text:style-name="T2"> </text:span></text:p>
      <text:p text:style-name="P5"><text:span text:style-name="T4"><text:tab/>&lt;script&gt;</text:span></text:p>
      <text:p text:style-name="P4"><text:tab/>$(document).ready(function() {</text:p>
      <text:p text:style-name="P4"><text:tab/>$("button").addClass("animated bounce");</text:p>
      <text:p text:style-name="P4"><text:tab/>$('.well').addClass('animated shake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target-elements-by-id-using-jquery" text:style-name="Internet_20_link" text:visited-style-name="Visited_20_Internet_20_Link">Target Elements by id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button").addClass("animated bounce");</text:p>
      <text:p text:style-name="P4"><text:tab/>$(".well").addClass("animated shake");</text:p>
      <text:p text:style-name="P4"><text:tab/>$('#target3').addClass('animated fadeOut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delete-your-jquery-functions" text:style-name="Internet_20_link" text:visited-style-name="Visited_20_Internet_20_Link">Delete Your jQuery Functions</text:a><text:span text:style-name="T2"> </text:span></text:p>
      <text:p text:style-name="P1"><text:span text:style-name="T7"><text:tab/>&lt;script&gt;</text:span></text:p>
      <text:p text:style-name="P8"><text:span text:style-name="T10"><text:tab/>$(document).ready(function() {</text:span></text:p>
      <text:p text:style-name="P4"><text:tab/>});</text:p>
      <text:p text:style-name="P8"><text:span text:style-name="T10"><text:tab/>&lt;/script&gt;</text:span></text:p>
      <text:p text:style-name="P8"><text:span text:style-name="T5"/></text:p>
      <text:p text:style-name="P12"><text:a xlink:type="simple" xlink:href="http://192.168.0.253:8000/learn/front-end-libraries/jquery/target-the-same-element-with-multiple-jquery-selectors" text:style-name="Internet_20_link" text:visited-style-name="Visited_20_Internet_20_Link">Target the Same Element with Multiple jQuery Selectors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'button').addClass('animated');</text:p>
      <text:p text:style-name="P4"><text:tab/>$('.btn').addClass('shake');</text:p>
      <text:p text:style-name="P4"><text:soft-page-break/><text:tab/>$('#target1').addClass('btn-primary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remove-classes-from-an-element-with-jquery" text:style-name="Internet_20_link" text:visited-style-name="Visited_20_Internet_20_Link">Remove Classes from an Element with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button").addClass("animated bounce");</text:p>
      <text:p text:style-name="P4"><text:tab/>$(".well").addClass("animated shake");</text:p>
      <text:p text:style-name="P4"><text:tab/>$("#target3").addClass("animated fadeOut");</text:p>
      <text:p text:style-name="P4"><text:tab/>$('button').removeClass('btn-default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change-the-css-of-an-element-using-jquery" text:style-name="Internet_20_link" text:visited-style-name="Visited_20_Internet_20_Link">Change the CSS of an Element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'#target1').css('color', 'red');</text:p>
      <text:p text:style-name="P4"><text:tab/>});</text:p>
      <text:p text:style-name="P8"><text:span text:style-name="T10"><text:tab/>&lt;/script&gt;</text:span></text:p>
      <text:p text:style-name="P11"><text:span text:style-name="T3"><text:tab/></text:span></text:p>
      <text:p text:style-name="P12"><text:a xlink:type="simple" xlink:href="http://192.168.0.253:8000/learn/front-end-libraries/jquery/disable-an-element-using-jquery" text:style-name="Internet_20_link" text:visited-style-name="Visited_20_Internet_20_Link">Disable an Element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#target1").css("color", "red");</text:p>
      <text:p text:style-name="P4"><text:tab/>$('#target1').prop('disabled', true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change-text-inside-an-element-using-jquery" text:style-name="Internet_20_link" text:visited-style-name="Visited_20_Internet_20_Link">Change Text Inside an Element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#target1").css("color", "red");</text:p>
      <text:p text:style-name="P4"><text:tab/>$('#target4').html('&lt;i&gt;#target4&lt;/i&gt;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remove-an-element-using-jquery" text:style-name="Internet_20_link" text:visited-style-name="Visited_20_Internet_20_Link">Remove an Element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#target1").css("color", "red");</text:p>
      <text:p text:style-name="P4"><text:tab/>$("#target1").prop("disabled", true);</text:p>
      <text:p text:style-name="P4"><text:tab/>$('#target4').remove()</text:p>
      <text:p text:style-name="P4"><text:tab/>});</text:p>
      <text:p text:style-name="P8"><text:soft-page-break/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use-appendto-to-move-elements-with-jquery" text:style-name="Internet_20_link" text:visited-style-name="Visited_20_Internet_20_Link">Use appendTo to Move Elements with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#target1").css("color", "red");</text:p>
      <text:p text:style-name="P4"><text:tab/>$("#target1").prop("disabled", true);</text:p>
      <text:p text:style-name="P4"><text:tab/>$("#target4").remove();</text:p>
      <text:p text:style-name="P4"><text:tab/>$('#target2').appendTo('#right-well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clone-an-element-using-jquery" text:style-name="Internet_20_link" text:visited-style-name="Visited_20_Internet_20_Link">Clone an Element Using jQuery</text:a><text:span text:style-name="T2"> </text:span></text:p>
      <text:p text:style-name="P1"><text:span text:style-name="T8"><text:tab/>&lt;script&gt;</text:span></text:p>
      <text:p text:style-name="P7"><text:tab/>$(document).ready(function() {</text:p>
      <text:p text:style-name="P7"><text:tab/>$("#target1").css("color", "red");</text:p>
      <text:p text:style-name="P7"><text:tab/>$("#target1").prop("disabled", true);</text:p>
      <text:p text:style-name="P7"><text:tab/>$("#target4").remove();</text:p>
      <text:p text:style-name="P7"><text:tab/>$("#target2").appendTo("#right-well");</text:p>
      <text:p text:style-name="P7"><text:tab/>$('#target5').clone().appendTo('#left-well')</text:p>
      <text:p text:style-name="P7"><text:tab/>});</text:p>
      <text:p text:style-name="P9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target-the-parent-of-an-element-using-jquery" text:style-name="Internet_20_link" text:visited-style-name="Visited_20_Internet_20_Link">Target the Parent of an Element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#target1").css("color", "red");</text:p>
      <text:p text:style-name="P4"><text:tab/>$("#target1").prop("disabled", true);</text:p>
      <text:p text:style-name="P4"><text:tab/>$("#target4").remove();</text:p>
      <text:p text:style-name="P4"><text:tab/>$("#target2").appendTo("#right-well");</text:p>
      <text:p text:style-name="P4"><text:tab/>$("#target5").clone().appendTo("#left-well");</text:p>
      <text:p text:style-name="P4"><text:tab/>$('#target1').parent().css('background-color', 'red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target-the-children-of-an-element-using-jquery" text:style-name="Internet_20_link" text:visited-style-name="Visited_20_Internet_20_Link">Target the Children of an Element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#target1").css("color", "red");</text:p>
      <text:p text:style-name="P4"><text:tab/>$("#target1").prop("disabled", true);</text:p>
      <text:p text:style-name="P4"><text:tab/>$("#target4").remove();</text:p>
      <text:p text:style-name="P4"><text:tab/>$("#target2").appendTo("#right-well");</text:p>
      <text:p text:style-name="P4"><text:tab/>$("#target5").clone().appendTo("#left-well");</text:p>
      <text:p text:style-name="P4"><text:tab/>$("#target1").parent().css("background-color", "red");</text:p>
      <text:p text:style-name="P4"><text:soft-page-break/><text:tab/>$('#right-well').children().css('color', 'orange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target-a-specific-child-of-an-element-using-jquery" text:style-name="Internet_20_link" text:visited-style-name="Visited_20_Internet_20_Link">Target a Specific Child of an Element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#target1").css("color", "red");</text:p>
      <text:p text:style-name="P4"><text:tab/>$("#target1").prop("disabled", true);</text:p>
      <text:p text:style-name="P4"><text:tab/>$("#target4").remove();</text:p>
      <text:p text:style-name="P4"><text:tab/>$("#target2").appendTo("#right-well");</text:p>
      <text:p text:style-name="P4"><text:tab/>$("#target5").clone().appendTo("#left-well");</text:p>
      <text:p text:style-name="P4"><text:tab/>$("#target1").parent().css("background-color", "red");</text:p>
      <text:p text:style-name="P4"><text:tab/>$("#right-well").children().css("color", "orange");</text:p>
      <text:p text:style-name="P4"><text:tab/>$('.target:nth-child(2)').addClass('animated bounce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target-even-elements-using-jquery" text:style-name="Internet_20_link" text:visited-style-name="Visited_20_Internet_20_Link">Target Even Elements Using jQuery</text:a><text:span text:style-name="T2"> </text:span></text:p>
      <text:p text:style-name="P1"><text:span text:style-name="T7"><text:tab/>&lt;script&gt;</text:span></text:p>
      <text:p text:style-name="P4"><text:tab/>$(document).ready(function() {</text:p>
      <text:p text:style-name="P4"><text:tab/>$("#target1").css("color", "red");</text:p>
      <text:p text:style-name="P4"><text:tab/>$("#target1").prop("disabled", true);</text:p>
      <text:p text:style-name="P4"><text:tab/>$("#target4").remove();</text:p>
      <text:p text:style-name="P4"><text:tab/>$("#target2").appendTo("#right-well");</text:p>
      <text:p text:style-name="P4"><text:tab/>$("#target5").clone().appendTo("#left-well");</text:p>
      <text:p text:style-name="P4"><text:tab/>$("#target1").parent().css("background-color", "red");</text:p>
      <text:p text:style-name="P4"><text:tab/>$("#right-well").children().css("color", "orange");</text:p>
      <text:p text:style-name="P4"><text:tab/>$("#left-well").children().css("color", "green");</text:p>
      <text:p text:style-name="P4"><text:tab/>$(".target:nth-child(2)").addClass("animated bounce");</text:p>
      <text:p text:style-name="P4"><text:tab/>$('.target:even').addClass('animated shake')</text:p>
      <text:p text:style-name="P4"><text:tab/>});</text:p>
      <text:p text:style-name="P8"><text:span text:style-name="T10"><text:tab/>&lt;/script&gt;</text:span></text:p>
      <text:p text:style-name="P11"><text:span text:style-name="T3"/></text:p>
      <text:p text:style-name="P12"><text:a xlink:type="simple" xlink:href="http://192.168.0.253:8000/learn/front-end-libraries/jquery/use-jquery-to-modify-the-entire-page" text:style-name="Internet_20_link" text:visited-style-name="Visited_20_Internet_20_Link">Use jQuery to Modify the Entire Page</text:a><text:span text:style-name="T2"> </text:span></text:p>
      <text:p text:style-name="P5"><text:span text:style-name="T4"><text:tab/>&lt;script&gt;</text:span></text:p>
      <text:p text:style-name="P4"><text:tab/>$(document).ready(function() {</text:p>
      <text:p text:style-name="P4"><text:tab/>$("#target1").css("color", "red");</text:p>
      <text:p text:style-name="P4"><text:tab/>$("#target1").prop("disabled", true);</text:p>
      <text:p text:style-name="P4"><text:tab/>$("#target4").remove();</text:p>
      <text:p text:style-name="P4"><text:tab/>$("#target2").appendTo("#right-well");</text:p>
      <text:p text:style-name="P4"><text:tab/>$("#target5").clone().appendTo("#left-well");</text:p>
      <text:p text:style-name="P4"><text:tab/>$("#target1").parent().css("background-color", "red");</text:p>
      <text:p text:style-name="P4"><text:tab/>$("#right-well").children().css("color", "orange");</text:p>
      <text:p text:style-name="P4"><text:tab/>$("#left-well").children().css("color", "green");</text:p>
      <text:p text:style-name="P4"><text:soft-page-break/><text:tab/>$(".target:nth-child(2)").addClass("animated bounce");</text:p>
      <text:p text:style-name="P4"><text:tab/>$(".target:even").addClass("animated shake");</text:p>
      <text:p text:style-name="P4"><text:tab/>$('body').addClass('animated hinge')</text:p>
      <text:p text:style-name="P4"><text:tab/>});</text:p>
      <text:p text:style-name="P4"><text:tab/>&lt;/script&gt;</text:p>
      <text:p text:style-name="P12"><text:span text:style-name="T2"/></text:p>
      <text:p text:style-name="P12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ato1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2-28T15:04:18.672000000</dc:date>
    <meta:editing-duration>PT1M51S</meta:editing-duration>
    <meta:editing-cycles>1</meta:editing-cycles>
    <meta:document-statistic meta:table-count="0" meta:image-count="0" meta:object-count="0" meta:page-count="5" meta:paragraph-count="163" meta:word-count="327" meta:character-count="4587" meta:non-whitespace-character-count="4261"/>
  </office:meta>
</office:document-meta>
</file>